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7cm" fo:min-width="2.5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4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cm" fo:min-width="2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5cm" fo:min-width="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64cm" fo:min-width="1.9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3cm" svg:height="1.3cm" svg:x="5.5cm" svg:y="2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65cm" svg:y1="3.9cm" svg:x2="7.45cm" svg:y2="5.6cm" draw:start-shape="id1" draw:start-glue-point="8" draw:end-shape="id2" draw:end-glue-point="0" svg:d="M7650 3900l-200 1700" svg:viewBox="0 0 201 1701">
          <text:p/>
        </draw:connector>
        <draw:custom-shape draw:style-name="gr3" draw:text-style-name="P5" xml:id="id2" draw:id="id2" draw:layer="layout" svg:width="4.7cm" svg:height="2.4cm" svg:x="5.1cm" svg:y="5.6cm">
          <text:p text:style-name="P4"><text:span text:style-name="T1">Znajdź liczby </text:span></text:p>
          <text:p text:style-name="P4"><text:span text:style-name="T1">z przedziału</text:span></text:p>
          <text:p text:style-name="P4"><text:span text:style-name="T1">&lt;10, 100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5cm" svg:height="2.7cm" svg:x="5.1cm" svg:y="9.3cm">
          <text:p text:style-name="P1"><text:span text:style-name="T1">Jeżeli liczba </text:span></text:p>
          <text:p text:style-name="P1"><text:span text:style-name="T1">podzielna przez 6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7.45cm" svg:y1="8cm" svg:x2="8.35cm" svg:y2="9.3cm" draw:start-shape="id2" draw:start-glue-point="2" draw:end-shape="id3" draw:end-glue-point="4" svg:d="M7450 8000l900 1300" svg:viewBox="0 0 901 1301">
          <text:p/>
        </draw:connector>
        <draw:connector draw:style-name="gr5" draw:text-style-name="P3" draw:layer="layout" draw:type="line" svg:x1="8.35cm" svg:y1="12cm" svg:x2="9.65cm" svg:y2="14cm" draw:start-shape="id3" draw:start-glue-point="6" draw:end-shape="id4" draw:end-glue-point="0" svg:d="M8350 12000l1300 2000" svg:viewBox="0 0 1301 2001">
          <text:p text:style-name="P1">Tak</text:p>
        </draw:connector>
        <draw:custom-shape draw:style-name="gr6" draw:text-style-name="P5" xml:id="id4" draw:id="id4" draw:layer="layout" svg:width="6.5cm" svg:height="2.5cm" svg:x="6.4cm" svg:y="14cm">
          <text:p text:style-name="P4"><text:span text:style-name="T1">Wydrukuj liczby z przedziału, </text:span></text:p>
          <text:p text:style-name="P4"><text:span text:style-name="T1">spełniające warunek-będące </text:span></text:p>
          <text:p text:style-name="P4"><text:span text:style-name="T1">Podzielne przez 6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3.4cm" svg:height="2cm" svg:x="14cm" svg:y="16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5cm" svg:y1="16.5cm" svg:x2="14cm" svg:y2="17.4cm" draw:start-shape="id4" draw:start-glue-point="2" draw:end-shape="id5" draw:end-glue-point="6" svg:d="M9650 16500l4350 900" svg:viewBox="0 0 435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2:14:40.571000000</meta:creation-date>
    <dc:date>2018-10-02T22:26:19.076000000</dc:date>
    <meta:editing-duration>PT11M38S</meta:editing-duration>
    <meta:editing-cycles>1</meta:editing-cycles>
    <meta:document-statistic meta:object-count="9"/>
    <meta:generator>LibreOffice/6.1.2.1$Windows_X86_64 LibreOffice_project/65905a128db06ba48db947242809d14d3f9a93fe</meta:generator>
  </office:meta>
</office:document-meta>
</file>